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ros, Gatos, Árboles, Autos, Soles, Teléfonos, Relojes, Libros, Amigos, Profesores, Ríos, Aviones, Trenes, Edificios, Jardines, Zapatos, Sombreros, Vasos, Bolígrafos, Caminos, Bosques, Elefantes, Computadoras, Cuadernos, Televisores, Pájaros, Peces, Cielos, Cuchillos, Martillos, Lápices, Hombres, Niños, Barcos, Puentes, Puertas, Ventiladores, Espejos, Pianos, Camas, Cepillos, Helados, Pisos, Monos, Juegos, Tigres, Cuadros, Oros, Cielos, Relojes, Aguas, Puentes, Nidos, Aires, Tés, Agujeros, Dientes, Tornados, Rascacielos, Tigres, Túneles, Colchones, Inviernos, Aires, Lagos, Delfines, Mapas, Puentes, Astronautas, Pimientos, Espejos, Cielos, Cofres, Elefantes, Capitanes, Dinosaurios, Mapas, Diamantes, Fantasmas, Ratones, Pianos, Cosechas, Pisos, Pintores, Pisos, Martillos, Tigres, Platos, Pájaros, Paseos, Cielos, Armarios, Túneles, Tomates, Techos, Trenzas, Bastones, Botones, Aviones, Pájaros, Botes, Cielos, Ángeles, Diamantes, Coches, Jardin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48:20.626551732</meta:creation-date>
    <dc:date>2023-12-10T19:48:34.180260607</dc:date>
    <meta:editing-duration>PT15S</meta:editing-duration>
    <meta:editing-cycles>1</meta:editing-cycles>
    <meta:document-statistic meta:table-count="0" meta:image-count="0" meta:object-count="0" meta:page-count="1" meta:paragraph-count="1" meta:word-count="106" meta:character-count="957" meta:non-whitespace-character-count="852"/>
    <meta:generator>LibreOffice/7.3.7.2$Linux_X86_64 LibreOffice_project/30$Build-2</meta:generator>
  </office:meta>
</office:document-meta>
</file>